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8in" fo:margin-left="0.0035in" fo:margin-top="0in" fo:margin-bottom="0in" table:align="left" style:writing-mode="lr-tb"/>
    </style:style>
    <style:style style:name="Table1.A" style:family="table-column">
      <style:table-column-properties style:column-width="0.4889in"/>
    </style:style>
    <style:style style:name="Table1.B" style:family="table-column">
      <style:table-column-properties style:column-width="2.8854in"/>
    </style:style>
    <style:style style:name="Table1.C" style:family="table-column">
      <style:table-column-properties style:column-width="3.1194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Standard">
      <style:text-properties style:font-name="Times New Roman" fo:font-size="12pt" style:font-size-asian="12pt" style:font-name-complex="Times New Roman1" style:font-size-complex="12pt"/>
    </style:style>
    <style:style style:name="P2" style:family="paragraph" style:parent-style-name="Standard">
      <style:paragraph-properties fo:margin-left="0.5in" fo:margin-right="0in" fo:margin-top="0in" fo:margin-bottom="0in" style:contextual-spacing="false" fo:line-height="100%" fo:text-align="justify" style:justify-single-word="false" fo:orphans="2" fo:widows="2" fo:text-indent="0in" style:auto-text-indent="false"/>
      <style:text-properties style:font-name="Times New Roman" fo:font-size="12pt" fo:language="et" fo:country="EE" style:letter-kerning="false" style:font-name-asian="Calibri1" style:font-size-asian="12pt" style:language-asian="en" style:country-asian="US" style:font-name-complex="Times New Roman1" style:font-size-complex="12pt" style:language-complex="ar" style:country-complex="SA"/>
    </style:style>
    <style:style style:name="P3" style:family="paragraph" style:parent-style-name="Standard">
      <style:paragraph-properties fo:margin-left="0.5in" fo:margin-right="0in" fo:margin-top="0in" fo:margin-bottom="0in" style:contextual-spacing="false" fo:line-height="100%" fo:text-align="start" style:justify-single-word="false" fo:orphans="2" fo:widows="2" fo:text-indent="0in" style:auto-text-indent="false"/>
      <style:text-properties style:font-name="Times New Roman" fo:font-size="12pt" fo:language="en" fo:country="GB" style:letter-kerning="false" style:font-name-asian="Calibri1" style:font-size-asian="12pt" style:language-asian="en" style:country-asian="US" style:font-name-complex="Times New Roman1" style:font-size-complex="12pt" style:language-complex="ar" style:country-complex="SA"/>
    </style:style>
    <style:style style:name="P4" style:family="paragraph" style:parent-style-name="Standard">
      <style:paragraph-properties fo:margin-left="0.5in" fo:margin-right="0in" fo:margin-top="0in" fo:margin-bottom="0in" style:contextual-spacing="false" fo:line-height="100%" fo:text-align="start" style:justify-single-word="false" fo:orphans="2" fo:widows="2" fo:text-indent="0in" style:auto-text-indent="false"/>
      <style:text-properties style:font-name="Times New Roman" fo:font-size="12pt" style:letter-kerning="false" style:font-name-asian="Calibri1" style:font-size-asian="12pt" style:language-asian="en" style:country-asian="US" style:font-name-complex="Times New Roman1" style:font-size-complex="12pt" style:language-complex="ar" style:country-complex="SA"/>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1pt" fo:language="et" fo:country="EE" fo:font-weight="bold" style:letter-kerning="false" style:font-name-asian="Calibri1" style:font-size-asian="11pt" style:language-asian="en" style:country-asian="US" style:font-weight-asian="bold" style:font-name-complex="Times New Roman1" style:font-size-complex="11pt" style:language-complex="ar" style:country-complex="SA" style:font-weight-complex="bold"/>
    </style:style>
    <style:style style:name="P6" style:family="paragraph" style:parent-style-name="Standard">
      <style:paragraph-properties fo:margin-top="0in" fo:margin-bottom="0in" style:contextual-spacing="false" fo:line-height="100%" fo:text-align="start" style:justify-single-word="false" fo:orphans="2" fo:widows="2"/>
      <style:text-properties style:font-name="Times New Roman" fo:font-size="11pt" fo:language="et" fo:country="EE" style:letter-kerning="false" style:font-name-asian="Calibri1" style:font-size-asian="11pt" style:language-asian="en" style:country-asian="US" style:font-name-complex="Times New Roman1" style:font-size-complex="11pt" style:language-complex="ar" style:country-complex="SA"/>
    </style:style>
    <style:style style:name="P7"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1pt" fo:language="et" fo:country="EE" style:letter-kerning="false" style:font-name-asian="Calibri1" style:font-size-asian="11pt" style:language-asian="en" style:country-asian="US" style:font-name-complex="Times New Roman1" style:font-size-complex="11pt" style:language-complex="ar" style:country-complex="SA"/>
    </style:style>
    <style:style style:name="P8"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2pt" fo:language="et" fo:country="EE" fo:font-weight="bold"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t" fo:country="EE" fo:font-weight="bold"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10"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2pt" fo:language="et" fo:country="EE" style:letter-kerning="false" style:font-name-asian="Calibri1" style:font-size-asian="12pt" style:language-asian="en" style:country-asian="US" style:font-name-complex="Times New Roman1" style:font-size-complex="12pt" style:language-complex="ar" style:country-complex="SA"/>
    </style:style>
    <style:style style:name="P11"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GB" fo:font-weight="bold"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1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GB" style:letter-kerning="false" style:font-name-asian="Calibri1" style:font-size-asian="12pt" style:language-asian="en" style:country-asian="US" style:font-name-complex="Times New Roman1" style:font-size-complex="12pt" style:language-complex="ar" style:country-complex="SA"/>
    </style:style>
    <style:style style:name="P1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fo:font-weight="bold"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1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style:letter-kerning="false" style:font-name-asian="Calibri1" style:font-size-asian="12pt" style:language-asian="en" style:country-asian="US" style:font-name-complex="Times New Roman1" style:font-size-complex="12pt" style:language-complex="ar" style:country-complex="SA"/>
    </style:style>
    <style:style style:name="P1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style:letter-kerning="false" style:font-name-asian="Calibri1" style:font-size-asian="12pt" style:language-asian="en" style:country-asian="US" style:font-name-complex="Times New Roman1" style:font-size-complex="12pt" style:language-complex="ar" style:country-complex="SA"/>
    </style:style>
    <style:style style:name="T1" style:family="text">
      <style:text-properties style:font-name="Times New Roman" fo:font-size="12pt" fo:font-weight="bold" style:font-size-asian="12pt" style:font-weight-asian="bold" style:font-name-complex="Times New Roman1" style:font-size-complex="12pt" style:font-weight-complex="bold"/>
    </style:style>
    <style:style style:name="T2" style:family="text">
      <style:text-properties style:font-name="Times New Roman" fo:font-size="12pt" fo:language="en" fo:country="GB" fo:font-weight="bold" style:font-size-asian="12pt" style:font-weight-asian="bold" style:font-name-complex="Times New Roman1" style:font-size-complex="12pt" style:font-weight-complex="bold"/>
    </style:style>
    <style:style style:name="T3" style:family="text">
      <style:text-properties style:font-name="Times New Roman" fo:font-size="12pt" fo:language="en" fo:country="GB" style:font-size-asian="12pt" style:font-name-complex="Times New Roman1" style:font-size-complex="12pt"/>
    </style:style>
    <style:style style:name="T4" style:family="text">
      <style:text-properties style:font-name="Times New Roman" fo:font-size="12pt" fo:language="en" fo:country="US" fo:font-weight="bold" style:font-size-asian="12pt" style:font-weight-asian="bold" style:font-name-complex="Times New Roman1" style:font-size-complex="12pt" style:font-weight-complex="bold"/>
    </style:style>
    <style:style style:name="T5" style:family="text">
      <style:text-properties style:font-name="Times New Roman" fo:font-size="12pt" fo:language="en" fo:country="US" style:font-size-asian="12pt" style:font-name-complex="Times New Roman1" style:font-size-complex="12pt"/>
    </style:style>
    <style:style style:name="T6" style:family="text">
      <style:text-properties style:font-name="Times New Roman" fo:font-size="12pt" style:font-size-asian="12pt" style:font-name-complex="Times New Roman1" style:font-size-complex="12pt"/>
    </style:style>
    <style:style style:name="T7" style:family="text">
      <style:text-properties fo:language="en" fo:country="GB"/>
    </style:style>
    <style:style style:name="T8" style:family="text">
      <style:text-properties fo:language="en" fo:country="US"/>
    </style:style>
    <style:style style:name="T9" style:family="text">
      <style:text-properties fo:language="et" fo:country="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
          </table:table-cell>
          <table:table-cell table:style-name="Table1.A1" office:value-type="string">
            <text:p text:style-name="P8">PÕHIKIRI</text:p>
          </table:table-cell>
          <table:table-cell table:style-name="Table1.A1" office:value-type="string">
            <text:p text:style-name="P11">ARTICLES OF ASSOCIATION</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6"/>
          </table:table-cell>
        </table:table-row>
        <table:table-row table:style-name="Table1.1">
          <table:table-cell table:style-name="Table1.A1" office:value-type="string">
            <text:p text:style-name="P13">1</text:p>
          </table:table-cell>
          <table:table-cell table:style-name="Table1.A1" office:value-type="string">
            <text:p text:style-name="P8">Üldinfo</text:p>
          </table:table-cell>
          <table:table-cell table:style-name="Table1.A1" office:value-type="string">
            <text:p text:style-name="P11">General Information</text:p>
          </table:table-cell>
        </table:table-row>
        <table:table-row table:style-name="Table1.1">
          <table:table-cell table:style-name="Table1.A1" office:value-type="string">
            <text:p text:style-name="P14">1.1</text:p>
          </table:table-cell>
          <table:table-cell table:style-name="Table1.A1" office:value-type="string">
            <text:p text:style-name="P10">Osaühingu ärinimi on teledisko DAO <text:s/>OÜ.</text:p>
          </table:table-cell>
          <table:table-cell table:style-name="Table1.A1" office:value-type="string">
            <text:p text:style-name="P12">The business name of the private limited company is teledisko DAO <text:s/>OÜ.</text:p>
          </table:table-cell>
        </table:table-row>
        <table:table-row table:style-name="Table1.1">
          <table:table-cell table:style-name="Table1.A1" office:value-type="string">
            <text:p text:style-name="P14">1.2</text:p>
          </table:table-cell>
          <table:table-cell table:style-name="Table1.A1" office:value-type="string">
            <text:p text:style-name="P10">Osaühingu asukoht on Tallinn.</text:p>
          </table:table-cell>
          <table:table-cell table:style-name="Table1.A1" office:value-type="string">
            <text:p text:style-name="P12">The registered address of the private limited company is in Tallinn.</text:p>
          </table:table-cell>
        </table:table-row>
        <table:table-row table:style-name="Table1.1">
          <table:table-cell table:style-name="Table1.A1" office:value-type="string">
            <text:p text:style-name="P14">1.3</text:p>
          </table:table-cell>
          <table:table-cell table:style-name="Table1.A1" office:value-type="string">
            <text:p text:style-name="P10">Osaühing on äriühing, millel on osadeks jaotatud osakapital.</text:p>
          </table:table-cell>
          <table:table-cell table:style-name="Table1.A1" office:value-type="string">
            <text:p text:style-name="P12">The private limited company is a company with a share capital divided into shares.</text:p>
          </table:table-cell>
        </table:table-row>
        <table:table-row table:style-name="Table1.1">
          <table:table-cell table:style-name="Table1.A1" office:value-type="string">
            <text:p text:style-name="P14">1.4</text:p>
          </table:table-cell>
          <table:table-cell table:style-name="Table1.A1" office:value-type="string">
            <text:p text:style-name="P10">Osaühingu osakapitali suurus on 10 000 eurot.</text:p>
          </table:table-cell>
          <table:table-cell table:style-name="Table1.A1" office:value-type="string">
            <text:p text:style-name="P12">The amount of the share capital of the private limited company is 10,000 euros.</text:p>
          </table:table-cell>
        </table:table-row>
        <table:table-row table:style-name="Table1.1">
          <table:table-cell table:style-name="Table1.A1" office:value-type="string">
            <text:p text:style-name="P14">1.5</text:p>
          </table:table-cell>
          <table:table-cell table:style-name="Table1.A1" office:value-type="string">
            <text:p text:style-name="P10">Osaühingu juhatusel ei ole õigust osakapitali suurendamiseks.</text:p>
          </table:table-cell>
          <table:table-cell table:style-name="Table1.A1" office:value-type="string">
            <text:p text:style-name="P12">The management board of the private limited company is not entitled to increase the share capital.</text:p>
          </table:table-cell>
        </table:table-row>
        <table:table-row table:style-name="Table1.1">
          <table:table-cell table:style-name="Table1.A1" office:value-type="string">
            <text:p text:style-name="P14">1.6</text:p>
          </table:table-cell>
          <table:table-cell table:style-name="Table1.A1" office:value-type="string">
            <text:p text:style-name="P10">Osakapitali tingimuslikuks suurendamiseks ei või osaühing lasta välja vahetusvõlakirju.</text:p>
          </table:table-cell>
          <table:table-cell table:style-name="Table1.A1" office:value-type="string">
            <text:p text:style-name="P12">The private limited company may not issue convertible bonds for a conditional increase of the share capital.</text:p>
          </table:table-cell>
        </table:table-row>
        <table:table-row table:style-name="Table1.1">
          <table:table-cell table:style-name="Table1.A1" office:value-type="string">
            <text:p text:style-name="P14">1.7</text:p>
          </table:table-cell>
          <table:table-cell table:style-name="Table1.A1" office:value-type="string">
            <text:p text:style-name="P10">Osanik ei vastuta isiklikult osaühingu kohustuste eest.</text:p>
          </table:table-cell>
          <table:table-cell table:style-name="Table1.A1" office:value-type="string">
            <text:p text:style-name="P12">A shareholder is not personally liable for the obligations of the private limited company.</text:p>
          </table:table-cell>
        </table:table-row>
        <table:table-row table:style-name="Table1.1">
          <table:table-cell table:style-name="Table1.A1" office:value-type="string">
            <text:p text:style-name="P14">1.8</text:p>
          </table:table-cell>
          <table:table-cell table:style-name="Table1.A1" office:value-type="string">
            <text:p text:style-name="P10">Osaühingu majandusaasta algab 1. jaanuaril ja lõpeb 31. detsembril.</text:p>
          </table:table-cell>
          <table:table-cell table:style-name="Table1.A1" office:value-type="string">
            <text:p text:style-name="P15"><text:span text:style-name="T8">The financial year of the </text:span><text:span text:style-name="T7">private limited company starts on 1 January and ends on 31 December.</text:span></text:p>
          </table:table-cell>
        </table:table-row>
        <table:table-row table:style-name="Table1.1">
          <table:table-cell table:style-name="Table1.A1" office:value-type="string">
            <text:p text:style-name="P14">1.9</text:p>
          </table:table-cell>
          <table:table-cell table:style-name="Table1.A1" office:value-type="string">
            <text:p text:style-name="P10">Osaühing on loobunud osa võõrandamise ja pantimise käsutustehingu kohustusliku vormi nõudest. Osaühingu osa võõrandamise ja pantimise käsutustehing peab olema tehtud kirjalikku taasesitamist võimaldavas vormis.</text:p>
          </table:table-cell>
          <table:table-cell table:style-name="Table1.A1" office:value-type="string">
            <text:p text:style-name="P12">The private limited company waives the formal requirement for a disposition for the transfer and pledge of a share. A disposition for the transfer and pledge of a share of the private limited company shall be made in a form which can be reproduced in writing.</text:p>
          </table:table-cell>
        </table:table-row>
        <table:table-row table:style-name="Table1.1">
          <table:table-cell table:style-name="Table1.A1" office:value-type="string">
            <text:p text:style-name="P14">1.10</text:p>
          </table:table-cell>
          <table:table-cell table:style-name="Table1.A1" office:value-type="string">
            <text:p text:style-name="P10">Juhatus peab osanike nimekirja, milles näidatakse osanike nimed, aadressid ja isiku- või registrikoodid, samuti nende osade nimiväärtused ja elektronposti aadressid. Osanik on kohustatud osanike andmetes toimunud muudatusest viivitamata teatama juhatusele. Juhatus on kohustatud osanike ja nende andmetes toimunud muudatustest viivitamata teatama äriregistrile.</text:p>
          </table:table-cell>
          <table:table-cell table:style-name="Table1.A1" office:value-type="string">
            <text:p text:style-name="P12">The management board shall keep a list of shareholders which sets out the names, addresses and personal identification codes or registry codes of the shareholders, as well as the nominal values of their shares and their e-mail addresses. A shareholder shall immediately inform the management board about any changes in the details of the shareholder. The management board shall immediately inform the commercial register of any changes of the shareholders and their details.</text:p>
          </table:table-cell>
        </table:table-row>
        <table:table-row table:style-name="Table1.1">
          <table:table-cell table:style-name="Table1.A1" office:value-type="string">
            <text:p text:style-name="P14">1.11</text:p>
          </table:table-cell>
          <table:table-cell table:style-name="Table1.A1" office:value-type="string">
            <text:p text:style-name="P10">Osaühingul ei ole reservkapitali.</text:p>
          </table:table-cell>
          <table:table-cell table:style-name="Table1.A1" office:value-type="string">
            <text:p text:style-name="P12">The private limited company has no legal reserve.</text:p>
          </table:table-cell>
        </table:table-row>
        <table:table-row table:style-name="Table1.1">
          <table:table-cell table:style-name="Table1.A1" office:value-type="string">
            <text:p text:style-name="P14">1.12</text:p>
          </table:table-cell>
          <table:table-cell table:style-name="Table1.A1" office:value-type="string">
            <text:p text:style-name="P10">Osaühingul on vabatahtlik Likviidsuse reserv, mis moodustatakse osanike sissemaksetest. Sissemaksed vabatahtlikku reservi võivad olla rahalised ja mitterahalised. Vabatahtlikku reservi tehakse <text:soft-page-break/>sissemakseid osanike otsuse alusel, millega määratakse ka sissemakse vorm (rahaline või mitterahaline ja kui mitterahaline, siis milline ese). Vabatahtliku reservi kasutamise üle otsustavad osanikud otsusega kooskõlas äriseadustikuga. Vabatahtlikust reservist osanikele väljamaksete tegemise otsustamisel peab olema tagatud osaühingu netovara vastavus äriseadustiku nõuetele.</text:p>
          </table:table-cell>
          <table:table-cell table:style-name="Table1.A1" office:value-type="string">
            <text:p text:style-name="P12">The private limited company has a voluntary Liquidity Reserve, formed of the contributions of the shareholders. Contributions to the voluntary reserve may be monetary or non-monetary. Contributions to the voluntary reserve shall <text:soft-page-break/>be made on the basis of a resolution of the shareholders which also determines the form of the contributions (monetary or non-monetary, and in case of the latter, the item of the contribution). The shareholders shall decide on the use of the voluntary reserve by their resolution pursuant to the Commercial Code. While deciding on making any disbursements to the shareholders from the voluntary reserve, it must be ensured that the net assets of the private limited company would comply with the requirements of the Commercial Code. </text:p>
          </table:table-cell>
        </table:table-row>
        <table:table-row table:style-name="Table1.1">
          <table:table-cell table:style-name="Table1.A1" office:value-type="string">
            <text:p text:style-name="P14">1.13</text:p>
          </table:table-cell>
          <table:table-cell table:style-name="Table1.A1" office:value-type="string">
            <text:p text:style-name="P10">Osaühingul on vabatahtlik Usaldusväärsuse reserv, mis moodustatakse puhaskasumist ja eelmiste majandusaastate jaotamata kasumist. Sissemaksed vabatahtlikku reservi võivad olla rahalised ja mitterahalised. Mitterahaliseks sissemakseks võib olla ainult virtuaalvääring. Vabatahtlikku reservi tehakse sissemakseid osanike otsuse alusel. Vabatahtliku reservi kasutamise üle otsustavad osanikud kooskõlas äriseadustikuga. Vabatahtlikust reservist osanikele väljamaksete tegemise otsustamisel peab olema tagatud osaühingu netovara vastavus äriseadustiku nõuetele.</text:p>
          </table:table-cell>
          <table:table-cell table:style-name="Table1.A1" office:value-type="string">
            <text:p text:style-name="P15"><text:span text:style-name="T9">The </text:span><text:span text:style-name="T7">private limited company has a voluntary Trustworthiness Reserve, formed of the net profit and retained earnings. Contributions to the voluntary reserve may be monetary or non-monetary. Non-monetary contributions may only consist of virtual currencies. Contributions to the voluntary reserve shall be made on the basis of a resolution of the shareholders. The shareholders shall decide on the use of the voluntary reserve pursuant to the Commercial Code. While deciding on making any disbursements to the shareholders from the voluntary reserve, it must be ensured that the net assets of the private limited company would comply with the requirements of the Commercial Code.</text:span></text:p>
          </table:table-cell>
        </table:table-row>
        <table:table-row table:style-name="Table1.1">
          <table:table-cell table:style-name="Table1.A1" office:value-type="string">
            <text:p text:style-name="P14">1.14</text:p>
          </table:table-cell>
          <table:table-cell table:style-name="Table1.A1" office:value-type="string">
            <text:p text:style-name="P10">Osaühingu likvideerimisel jagatakse allesjäänud vara osanike vahel nii rahaliste väljamaksetena kui ka asjade ja varaliste õigustena, võimalusel terves ulatuses virtuaalvääringuna.</text:p>
          </table:table-cell>
          <table:table-cell table:style-name="Table1.A1" office:value-type="string">
            <text:p text:style-name="P12">The assets remaining upon liquidation of the private limited company shall be distributed among the shareholders as monetary disbursements and as things and proprietary rights, and where possible, fully as virtual currencies.</text:p>
          </table:table-cell>
        </table:table-row>
        <table:table-row table:style-name="Table1.1">
          <table:table-cell table:style-name="Table1.A1" office:value-type="string">
            <text:p text:style-name="P14">1.15</text:p>
          </table:table-cell>
          <table:table-cell table:style-name="Table1.A1" office:value-type="string">
            <text:p text:style-name="P10">Osaühingu likvideerimisel on likvideerijateks juhatuse liikmed, kui osanike otsusega või kohtulahendiga ei ole määratud teisiti.</text:p>
          </table:table-cell>
          <table:table-cell table:style-name="Table1.A1" office:value-type="string">
            <text:p text:style-name="P12">The management board members shall be the liquidators upon liquidation of the private limited company, unless otherwise determined by a resolution of the shareholders or by a disposition of the court.</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6"/>
          </table:table-cell>
        </table:table-row>
        <table:table-row table:style-name="Table1.1">
          <table:table-cell table:style-name="Table1.A1" office:value-type="string">
            <text:p text:style-name="P13">2</text:p>
          </table:table-cell>
          <table:table-cell table:style-name="Table1.A1" office:value-type="string">
            <text:p text:style-name="P8">OSA</text:p>
          </table:table-cell>
          <table:table-cell table:style-name="Table1.A1" office:value-type="string">
            <text:p text:style-name="P11">SHARE</text:p>
          </table:table-cell>
        </table:table-row>
        <table:table-row table:style-name="Table1.1">
          <table:table-cell table:style-name="Table1.A1" office:value-type="string">
            <text:p text:style-name="P14">2.1</text:p>
          </table:table-cell>
          <table:table-cell table:style-name="Table1.A1" office:value-type="string">
            <text:p text:style-name="P10">Osa nimiväärtus on 1 euro.</text:p>
          </table:table-cell>
          <table:table-cell table:style-name="Table1.A1" office:value-type="string">
            <text:p text:style-name="P12">The nominal value of a share is 1 euro.</text:p>
          </table:table-cell>
        </table:table-row>
        <table:table-row table:style-name="Table1.1">
          <table:table-cell table:style-name="Table1.A1" office:value-type="string">
            <text:p text:style-name="P14">2.2</text:p>
          </table:table-cell>
          <table:table-cell table:style-name="Table1.A1" office:value-type="string">
            <text:p text:style-name="P10">Osa 1 euro annab ühe hääle, arvestades osaniku eriõigusi.</text:p>
          </table:table-cell>
          <table:table-cell table:style-name="Table1.A1" office:value-type="string">
            <text:p text:style-name="P12">1 euro of a share grants one vote, taking into account any special rights of a shareholder.</text:p>
          </table:table-cell>
        </table:table-row>
        <table:table-row table:style-name="Table1.1">
          <table:table-cell table:style-name="Table1.A1" office:value-type="string">
            <text:p text:style-name="P14">2.3</text:p>
          </table:table-cell>
          <table:table-cell table:style-name="Table1.A1" office:value-type="string">
            <text:p text:style-name="P10">Osad on ühesuguse nimiväärtusega. Osadest ei tulene erinevaid õigusi.</text:p>
          </table:table-cell>
          <table:table-cell table:style-name="Table1.A1" office:value-type="string">
            <text:p text:style-name="P12">The shares have an equal nominal value. No different rights are attached to the shares.</text:p>
          </table:table-cell>
        </table:table-row>
        <text:soft-page-break/>
        <table:table-row table:style-name="Table1.1">
          <table:table-cell table:style-name="Table1.A1" office:value-type="string">
            <text:p text:style-name="P14">2.4</text:p>
          </table:table-cell>
          <table:table-cell table:style-name="Table1.A1" office:value-type="string">
            <text:p text:style-name="P10">Osaühingu osade eest tasutakse asutamisel üksnes rahaliste sissemaksetega</text:p>
          </table:table-cell>
          <table:table-cell table:style-name="Table1.A1" office:value-type="string">
            <text:p text:style-name="P12">Only monetary contributions are made for the shares of the private limited company upon foundation.</text:p>
          </table:table-cell>
        </table:table-row>
        <table:table-row table:style-name="Table1.1">
          <table:table-cell table:style-name="Table1.A1" office:value-type="string">
            <text:p text:style-name="P14">2.5</text:p>
          </table:table-cell>
          <table:table-cell table:style-name="Table1.A1" office:value-type="string">
            <text:p text:style-name="P10">Osaühingu osade eest tasutakse osakapitali suurendamisel rahaliste või mitterahaliste sissemaksetega. Mitterahaliseks sissemakseks võib olla ainult virtuaalvääring.</text:p>
          </table:table-cell>
          <table:table-cell table:style-name="Table1.A1" office:value-type="string">
            <text:p text:style-name="P12">Monetary or non-monetary contributions shall be made for the shares of the private limited company upon increase of the share capital. The item of a non-monetary contribution may only be a virtual currency.</text:p>
          </table:table-cell>
        </table:table-row>
        <table:table-row table:style-name="Table1.1">
          <table:table-cell table:style-name="Table1.A1" office:value-type="string">
            <text:p text:style-name="P14">2.6</text:p>
          </table:table-cell>
          <table:table-cell table:style-name="Table1.A1" office:value-type="string">
            <text:p text:style-name="P10">Osaühingu osa ei või pantida või muul viisil koormata kolmanda isiku kasuks.</text:p>
          </table:table-cell>
          <table:table-cell table:style-name="Table1.A1" office:value-type="string">
            <text:p text:style-name="P12">The shares of the private limited company may not be pledged or otherwise encumbered for the benefit of third persons.</text:p>
          </table:table-cell>
        </table:table-row>
        <table:table-row table:style-name="Table1.1">
          <table:table-cell table:style-name="Table1.A1" office:value-type="string">
            <text:p text:style-name="P14">2.7</text:p>
          </table:table-cell>
          <table:table-cell table:style-name="Table1.A1" office:value-type="string">
            <text:p text:style-name="P10">Osanik võib oma osa või osa oma osast võõrandada (olgu teisele osanikule või kolmandale isikule) vaid teiste osanike otsuse alusel. Nimetatud nõusolekuta võib osanik võõrandada osaühingu osa vaid osaühingule selle nimiväärtusega. Võõrandamise piirang ei laiene asutajale ning osaühingule.</text:p>
          </table:table-cell>
          <table:table-cell table:style-name="Table1.A1" office:value-type="string">
            <text:p text:style-name="P12">A shareholder may transfer their share or a part of their share (to another shareholder or to a third person) only subject to the resolution of the other shareholders. Without such consent, a shareholder may transfer a share in the private limited company only to the private limited company at the nominal value thereof. The restriction on transfer does not apply to the founder or to the private limited company. </text:p>
          </table:table-cell>
        </table:table-row>
        <table:table-row table:style-name="Table1.1">
          <table:table-cell table:style-name="Table1.A1" office:value-type="string">
            <text:p text:style-name="P14">2.8</text:p>
          </table:table-cell>
          <table:table-cell table:style-name="Table1.A1" office:value-type="string">
            <text:p text:style-name="P10">Osanik ei või omandada täiendavalt sama liiki osa. Piirang ei laiene asutajale ning osaühingule.</text:p>
          </table:table-cell>
          <table:table-cell table:style-name="Table1.A1" office:value-type="string">
            <text:p text:style-name="P12">A shareholder may not acquire an additional share of the same type. This restriction does not apply to the founder or to the private limited company.</text:p>
          </table:table-cell>
        </table:table-row>
        <table:table-row table:style-name="Table1.1">
          <table:table-cell table:style-name="Table1.A1" office:value-type="string">
            <text:p text:style-name="P14">2.9</text:p>
          </table:table-cell>
          <table:table-cell table:style-name="Table1.A1" office:value-type="string">
            <text:p text:style-name="P10">Osa jagamiseks on vajalik osanike otsus. Osanike otsust ei ole vaja asutajale ning osaühingule kuuluva osa jagamiseks.</text:p>
          </table:table-cell>
          <table:table-cell table:style-name="Table1.A1" office:value-type="string">
            <text:p text:style-name="P12">A resolution of the shareholders is required for the division of a share. The resolution of the shareholders is not required for dividing a share held by the founder or by the private limited company.</text:p>
          </table:table-cell>
        </table:table-row>
        <table:table-row table:style-name="Table1.1">
          <table:table-cell table:style-name="Table1.A1" office:value-type="string">
            <text:p text:style-name="P14">2.10</text:p>
          </table:table-cell>
          <table:table-cell table:style-name="Table1.A1" office:value-type="string">
            <text:p text:style-name="P10">Osa annab osanikule õiguse osaleda osaühingu juhtimises ning kasumi ja osaühingu lõpetamisel allesjäänud vara jaotamisel, samuti muud seaduses ja põhikirjas ettenähtud õigused, arvestades osaniku eriõigusi.</text:p>
          </table:table-cell>
          <table:table-cell table:style-name="Table1.A1" office:value-type="string">
            <text:p text:style-name="P12">A share grants the shareholder the right to participate in the management of the private limited company and in distribution of profits and the assets remaining upon dissolution of the private limited company, as well as other rights prescribed by law and the articles of association, taking into account any special rights of a shareholder.</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6"/>
          </table:table-cell>
        </table:table-row>
        <table:table-row table:style-name="Table1.1">
          <table:table-cell table:style-name="Table1.A1" office:value-type="string">
            <text:p text:style-name="P13">3</text:p>
          </table:table-cell>
          <table:table-cell table:style-name="Table1.A1" office:value-type="string">
            <text:p text:style-name="P8">OSANIKUD</text:p>
          </table:table-cell>
          <table:table-cell table:style-name="Table1.A1" office:value-type="string">
            <text:p text:style-name="P11">SHAREHOLDERS</text:p>
          </table:table-cell>
        </table:table-row>
        <table:table-row table:style-name="Table1.1">
          <table:table-cell table:style-name="Table1.A1" office:value-type="string">
            <text:p text:style-name="P14">3.1</text:p>
          </table:table-cell>
          <table:table-cell table:style-name="Table1.A1" office:value-type="string">
            <text:p text:style-name="P10">Osanikud jagunevad Investoriteks ja Toetajateks.</text:p>
          </table:table-cell>
          <table:table-cell table:style-name="Table1.A1" office:value-type="string">
            <text:p text:style-name="P12">The shareholders are classified as Investors and Contributors.</text:p>
          </table:table-cell>
        </table:table-row>
        <table:table-row table:style-name="Table1.1">
          <table:table-cell table:style-name="Table1.A1" office:value-type="string">
            <text:p text:style-name="P14">3.2</text:p>
          </table:table-cell>
          <table:table-cell table:style-name="Table1.A1" office:value-type="string">
            <text:p text:style-name="P10">Investor on osanik, kes ei ole Toetaja.</text:p>
          </table:table-cell>
          <table:table-cell table:style-name="Table1.A1" office:value-type="string">
            <text:p text:style-name="P12">An Investor is a shareholder who is not a Contributor.</text:p>
          </table:table-cell>
        </table:table-row>
        <table:table-row table:style-name="Table1.1">
          <table:table-cell table:style-name="Table1.A1" office:value-type="string">
            <text:p text:style-name="P14">3.3</text:p>
          </table:table-cell>
          <table:table-cell table:style-name="Table1.A1" office:value-type="string">
            <text:p text:style-name="P10">Toetaja on osanik, kellele osanike otsusega on antud õigus panustada ajaliselt osaühingusse vastavate osaniku eriõiguste saamiseks.</text:p>
          </table:table-cell>
          <table:table-cell table:style-name="Table1.A1" office:value-type="string">
            <text:p text:style-name="P12">A Contributor is a shareholder who by a resolution of the shareholders has received the right to contribute time to the private limited company in order to receive the respective special rights of a shareholder.</text:p>
          </table:table-cell>
        </table:table-row>
        <table:table-row table:style-name="Table1.1">
          <table:table-cell table:style-name="Table1.A1" office:value-type="string">
            <text:p text:style-name="P14">3.4</text:p>
          </table:table-cell>
          <table:table-cell table:style-name="Table1.A1" office:value-type="string">
            <text:p text:style-name="P10">Toetaja, kes ei täida mõjuva põhjuseta <text:soft-page-break/>oma kohustusi, sh ei hääleta kalendriaasta jooksul vähemalt 51% osanike otsuste vastuvõtmisel, või kaotab muul põhjusel osanike usalduse, staatuse võib muuta Investoriks osanike otsusega.</text:p>
          </table:table-cell>
          <table:table-cell table:style-name="Table1.A1" office:value-type="string">
            <text:p text:style-name="P12">The status of a Contributor who fails to <text:soft-page-break/>perform their obligations without good reason, including fails to vote in the adoption of at least 51% of the resolutions of shareholders per calendar year, or loses the confidence of the shareholders for any other reason, may be changed into an Investor by a resolution of the shareholders.</text:p>
          </table:table-cell>
        </table:table-row>
        <table:table-row table:style-name="Table1.1">
          <table:table-cell table:style-name="Table1.A1" office:value-type="string">
            <text:p text:style-name="P14">3.5</text:p>
          </table:table-cell>
          <table:table-cell table:style-name="Table1.A1" office:value-type="string">
            <text:p text:style-name="P10">Asutajat käsitletakse Toetajana sõltumata osanike otsusest.</text:p>
          </table:table-cell>
          <table:table-cell table:style-name="Table1.A1" office:value-type="string">
            <text:p text:style-name="P12">The founder is deemed to be a Contributor irrespective of the resolution of the shareholders.</text:p>
          </table:table-cell>
        </table:table-row>
        <table:table-row table:style-name="Table1.1">
          <table:table-cell table:style-name="Table1.A1" office:value-type="string">
            <text:p text:style-name="P14">3.6</text:p>
          </table:table-cell>
          <table:table-cell table:style-name="Table1.A1" office:value-type="string">
            <text:p text:style-name="P10">Osaühingu oma osad ei anna osaühingule mingeid osanikuõigusi.</text:p>
          </table:table-cell>
          <table:table-cell table:style-name="Table1.A1" office:value-type="string">
            <text:p text:style-name="P12">The own shares of the private limited company do not grant any shareholder rights to the private limited company.</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6"/>
          </table:table-cell>
        </table:table-row>
        <table:table-row table:style-name="Table1.1">
          <table:table-cell table:style-name="Table1.A1" office:value-type="string">
            <text:p text:style-name="P13">4</text:p>
          </table:table-cell>
          <table:table-cell table:style-name="Table1.A1" office:value-type="string">
            <text:p text:style-name="P8">OSANIKU ERIÕIGUSED</text:p>
          </table:table-cell>
          <table:table-cell table:style-name="Table1.A1" office:value-type="string">
            <text:p text:style-name="P11">SPECIAL RIGHTS OF SHAREHOLDER</text:p>
          </table:table-cell>
        </table:table-row>
        <table:table-row table:style-name="Table1.1">
          <table:table-cell table:style-name="Table1.A1" office:value-type="string">
            <text:p text:style-name="P14">4.1</text:p>
          </table:table-cell>
          <table:table-cell table:style-name="Table1.A1" office:value-type="string">
            <text:p text:style-name="P10">Osanikule on määratud eriõigused:</text:p>
          </table:table-cell>
          <table:table-cell table:style-name="Table1.A1" office:value-type="string">
            <text:p text:style-name="P12">Special rights are granted to a shareholder:</text:p>
          </table:table-cell>
        </table:table-row>
        <table:table-row table:style-name="Table1.1">
          <table:table-cell table:style-name="Table1.A1" office:value-type="string">
            <text:p text:style-name="P14">4.1.1</text:p>
          </table:table-cell>
          <table:table-cell table:style-name="Table1.A1" office:value-type="string">
            <text:p text:style-name="P2">kasumi jaotamisel;</text:p>
          </table:table-cell>
          <table:table-cell table:style-name="Table1.A1" office:value-type="string">
            <text:p text:style-name="P3">upon distribution of profit;</text:p>
          </table:table-cell>
        </table:table-row>
        <table:table-row table:style-name="Table1.1">
          <table:table-cell table:style-name="Table1.A1" office:value-type="string">
            <text:p text:style-name="P14">4.1.2</text:p>
          </table:table-cell>
          <table:table-cell table:style-name="Table1.A1" office:value-type="string">
            <text:p text:style-name="P2">likvideerimisel järele jääva vara jaotamisel;</text:p>
          </table:table-cell>
          <table:table-cell table:style-name="Table1.A1" office:value-type="string">
            <text:p text:style-name="P3">upon distribution of assets remaining upon liquidation;</text:p>
          </table:table-cell>
        </table:table-row>
        <table:table-row table:style-name="Table1.1">
          <table:table-cell table:style-name="Table1.A1" office:value-type="string">
            <text:p text:style-name="P14">4.1.3</text:p>
          </table:table-cell>
          <table:table-cell table:style-name="Table1.A1" office:value-type="string">
            <text:p text:style-name="P2">osanike otsuste vastuvõtmisel.</text:p>
          </table:table-cell>
          <table:table-cell table:style-name="Table1.A1" office:value-type="string">
            <text:p text:style-name="P3">upon adoption of the resolutions of shareholders.</text:p>
          </table:table-cell>
        </table:table-row>
        <table:table-row table:style-name="Table1.1">
          <table:table-cell table:style-name="Table1.A1" office:value-type="string">
            <text:p text:style-name="P14">4.2</text:p>
          </table:table-cell>
          <table:table-cell table:style-name="Table1.A1" office:value-type="string">
            <text:p text:style-name="P10">Osanikule määratud eriõiguse kohaselt võetakse kasumi ja likvideerimisel järele jääva vara jaotamisel ning osanike otsuste vastuvõtmisel osaniku osa suuruse asemel arvesse osaühingusse panustatud vara ning aega. Panustatud vara ning aja väärtus määratakse panustamisel osanike otsusega. Iga panustatud 1 euro kohta väljastatakse osanikule 1 token, mis tõendab vara või aja panustamist osaühingusse. </text:p>
          </table:table-cell>
          <table:table-cell table:style-name="Table1.A1" office:value-type="string">
            <text:p text:style-name="P12">The assets and time contributed to the private limited company, instead of the size of a shareholder’s share, shall be taken into account upon distribution of profits and of the assets remaining upon liquidation and adoption of the resolutions of the shareholders, pursuant to the special right granted to the shareholder. The value of the contributed assets and time shall be determined upon contribution thereof by a resolution of the shareholders. 1 token is issued to a shareholder for each 1 euro contributed, which evidences the contribution of assets or time to the private limited company.</text:p>
          </table:table-cell>
        </table:table-row>
        <table:table-row table:style-name="Table1.1">
          <table:table-cell table:style-name="Table1.A1" office:value-type="string">
            <text:p text:style-name="P14">4.3</text:p>
          </table:table-cell>
          <table:table-cell table:style-name="Table1.A1" office:value-type="string">
            <text:p text:style-name="P10">Tokenid on osanike vahelise õiguste jagunemise mõõtühikud, millest osaühing juhindub osaniku eriõiguste igakordsel määramisel vastavalt põhikirjale. Osaühing ei vastuta tokenite eest ning tokenitega seotud riisiko läheb nende <text:s/>esmakordsel osanikule väljastamisel osaühingult täielikult üle. Tokenite omand või valdus ei anna isikule, kes ei ole osanik, mingeid õigusi ega kohustusi osaühingu või osanike suhtes.</text:p>
          </table:table-cell>
          <table:table-cell table:style-name="Table1.A1" office:value-type="string">
            <text:p text:style-name="P12">Tokens are the units of measurement for the division of rights among the shareholders, which guide the private limited company in every determination of the special rights of shareholders pursuant to the articles of association. The private limited company shall not be responsible for the tokens, and the risk associated with the tokens is fully transferred from the private limited company upon the initial issue of the tokens to the shareholder. The ownership or possession of tokens does not grant any rights or obligations related to the private <text:soft-page-break/>limited company or shareholders to the person who is not a shareholder.</text:p>
          </table:table-cell>
        </table:table-row>
        <table:table-row table:style-name="Table1.1">
          <table:table-cell table:style-name="Table1.A1" office:value-type="string">
            <text:p text:style-name="P14">4.4</text:p>
          </table:table-cell>
          <table:table-cell table:style-name="Table1.A1" office:value-type="string">
            <text:p text:style-name="P10">Osanikule määratud eriõiguse realiseerimisel võetakse arvesse panustatud vara ja aega sellises ulatuses nagu tõendavad osanike koosoleku kokkukutsumise teate või osanike koosolekut kokku kutsumata tehtava otsuse teate välja saatmise päeval osaniku valduses olevad tokenid, sõltumata osaniku tegelikult panustatud varast ja ajast. Osaniku valduses olevatena käsitletakse ainult tokeneid, mis asuvad eelnevalt osaühingule teada antud plokiahela aadressil (nn whitelistitud aadressil). Osaniku valduses olevatena ei käsitleta tokeneid, mis on osaühingule teadaolevalt omandatud ebaseaduslikul viisil. Üks arvesse võetav token annab ühe hääle.</text:p>
          </table:table-cell>
          <table:table-cell table:style-name="Table1.A1" office:value-type="string">
            <text:p text:style-name="P12">Upon the exercise of a special right granted to a shareholder, the assets and time contributed shall be taken into account to such extent as evidenced by the tokens in the possession of the shareholder as at the day of sending the notice of a meeting of shareholders or notice of a resolution passed without convening a meeting of shareholders, irrespective of the assets and time actually contributed by the shareholder. Only the tokens found at the blockchain address (the so-called whitelisted address) which has been previously communicated to the private limited company shall be deemed to be in the possession of a shareholder. The tokens which according to the private limited company’s information have been acquired in an unlawful manner shall not be deemed to be in the shareholder’s possession. Each token which is taken into account grants one vote.</text:p>
          </table:table-cell>
        </table:table-row>
        <table:table-row table:style-name="Table1.1">
          <table:table-cell table:style-name="Table1.A1" office:value-type="string">
            <text:p text:style-name="P14">4.5</text:p>
          </table:table-cell>
          <table:table-cell table:style-name="Table1.A1" office:value-type="string">
            <text:p text:style-name="P10">Panustatud vara ning aega võetakse arvesse järgmiselt:</text:p>
          </table:table-cell>
          <table:table-cell table:style-name="Table1.A1" office:value-type="string">
            <text:p text:style-name="P12">The contributions of assets and time shall be taken into account as follows:</text:p>
          </table:table-cell>
        </table:table-row>
        <table:table-row table:style-name="Table1.1">
          <table:table-cell table:style-name="Table1.A1" office:value-type="string">
            <text:p text:style-name="P14">4.5.1</text:p>
          </table:table-cell>
          <table:table-cell table:style-name="Table1.A1" office:value-type="string">
            <text:p text:style-name="P2">Osaniku puhul, kes on Investor, võetakse kasumi ja likvideerimisel järele jääva vara jaotamisel arvesse 100% tema valduses olevaks loetavatest tokenitest ning osanike otsuste vastuvõtmisel 0% tema valduses olevaks loetavatest tokenitest;</text:p>
          </table:table-cell>
          <table:table-cell table:style-name="Table1.A1" office:value-type="string">
            <text:p text:style-name="P3">For a shareholder who is an Investor, 100% of the tokens deemed to be in their possession shall be taken into account upon distribution of profits and the assets remaining upon liquidation, and 0% of the tokens deemed to be in their possession shall be taken into account upon adoption of the resolutions of shareholders;</text:p>
          </table:table-cell>
        </table:table-row>
        <table:table-row table:style-name="Table1.1">
          <table:table-cell table:style-name="Table1.A1" office:value-type="string">
            <text:p text:style-name="P14">4.5.2</text:p>
          </table:table-cell>
          <table:table-cell table:style-name="Table1.A1" office:value-type="string">
            <text:p text:style-name="P2">Osaniku puhul, kes on Toetaja, võetakse kasumi ja likvideerimisel järele jääva vara jaotamisel arvesse 100% tema valduses olevaks loetavatest tokenitest ning osanike otsuste vastuvõtmisel 100% tema valduses olevaks loetavatest tokenitest;</text:p>
          </table:table-cell>
          <table:table-cell table:style-name="Table1.A1" office:value-type="string">
            <text:p text:style-name="P3">For a shareholder who is a Contributor, 100% of the tokens deemed to be in their possession shall be taken into account upon distribution of profits and the assets remaining upon liquidation, and 100% of the tokens deemed to be in their possession shall be taken into account upon adoption of the resolutions of shareholders;</text:p>
          </table:table-cell>
        </table:table-row>
        <table:table-row table:style-name="Table1.1">
          <table:table-cell table:style-name="Table1.A1" office:value-type="string">
            <text:p text:style-name="P14">4.5.3</text:p>
          </table:table-cell>
          <table:table-cell table:style-name="Table1.A1" office:value-type="string">
            <text:p text:style-name="P2">Osaühingul oma osa omamisel võetakse kasumi ja likvideerimisel järele jääva vara jaotamisel arvesse 0% tema <text:soft-page-break/>valduses olevatest tokenitest ning osanike otsuste vastuvõtmisel 0% tema valduses olevaks loetavatest tokenitest.</text:p>
          </table:table-cell>
          <table:table-cell table:style-name="Table1.A1" office:value-type="string">
            <text:p text:style-name="P3">For the private limited company holding its own shares, 0% of the tokens in its possession shall be taken into account upon distribution <text:soft-page-break/>of profits and the assets remaining upon liquidation, and 0% of the tokens deemed to be in its possession shall be taken into account upon adoption of the resolutions of shareholders.</text:p>
          </table:table-cell>
        </table:table-row>
        <table:table-row table:style-name="Table1.1">
          <table:table-cell table:style-name="Table1.A1" office:value-type="string">
            <text:p text:style-name="P14">4.6</text:p>
          </table:table-cell>
          <table:table-cell table:style-name="Table1.A1" office:value-type="string">
            <text:p text:style-name="P10">Põhikirja muutmise sellise otsuse tegemiseks, millega tühistatakse või muudetakse osaniku eriõigus, on vajalik osanike otsus, mille poolt peab olema vähemalt 2/3 osanike häältest.</text:p>
          </table:table-cell>
          <table:table-cell table:style-name="Table1.A1" office:value-type="string">
            <text:p text:style-name="P12">At least 2/3 of the votes of the shareholders are required for adopting a resolution to amend the articles of association in such manner that a special right of a shareholder is cancelled or changed.</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6"/>
          </table:table-cell>
        </table:table-row>
        <table:table-row table:style-name="Table1.1">
          <table:table-cell table:style-name="Table1.A1" office:value-type="string">
            <text:p text:style-name="P13">5</text:p>
          </table:table-cell>
          <table:table-cell table:style-name="Table1.A1" office:value-type="string">
            <text:p text:style-name="P8">OSAÜHINGU JUHTIMINE</text:p>
          </table:table-cell>
          <table:table-cell table:style-name="Table1.A1" office:value-type="string">
            <text:p text:style-name="P11">MANAGEMENT OF PRIVATE LIMITED COMPANY</text:p>
          </table:table-cell>
        </table:table-row>
        <table:table-row table:style-name="Table1.1">
          <table:table-cell table:style-name="Table1.A1" office:value-type="string">
            <text:p text:style-name="P14">5.1</text:p>
          </table:table-cell>
          <table:table-cell table:style-name="Table1.A1" office:value-type="string">
            <text:p text:style-name="P10">Osaühingut juhitakse osanike otsustega.</text:p>
          </table:table-cell>
          <table:table-cell table:style-name="Table1.A1" office:value-type="string">
            <text:p text:style-name="P12">The private limited company is managed by resolutions of the shareholders.</text:p>
          </table:table-cell>
        </table:table-row>
        <table:table-row table:style-name="Table1.1">
          <table:table-cell table:style-name="Table1.A1" office:value-type="string">
            <text:p text:style-name="P14">5.2</text:p>
          </table:table-cell>
          <table:table-cell table:style-name="Table1.A1" office:value-type="string">
            <text:p text:style-name="P10">Osaühingul ei ole nõukogu.</text:p>
          </table:table-cell>
          <table:table-cell table:style-name="Table1.A1" office:value-type="string">
            <text:p text:style-name="P12">The private limited company has no supervisory board.</text:p>
          </table:table-cell>
        </table:table-row>
        <table:table-row table:style-name="Table1.1">
          <table:table-cell table:style-name="Table1.A1" office:value-type="string">
            <text:p text:style-name="P14">5.3</text:p>
          </table:table-cell>
          <table:table-cell table:style-name="Table1.A1" office:value-type="string">
            <text:p text:style-name="P10">Juhatuse liikmete arv on 1 – 3. Kui juhatusel on üle kahe liikme, valivad juhatuse liikmed endi hulgast juhatuse esimehe, kes korraldab juhatuse tegevust.</text:p>
          </table:table-cell>
          <table:table-cell table:style-name="Table1.A1" office:value-type="string">
            <text:p text:style-name="P12">The management board consists of 1 – 3 members. If the management board consists of more than two members, they shall elect a chair of the management board from among themselves, and the chair shall organise the activities of the management board.</text:p>
          </table:table-cell>
        </table:table-row>
        <table:table-row table:style-name="Table1.1">
          <table:table-cell table:style-name="Table1.A1" office:value-type="string">
            <text:p text:style-name="P14">5.4</text:p>
          </table:table-cell>
          <table:table-cell table:style-name="Table1.A1" office:value-type="string">
            <text:p text:style-name="P10">Osaühingu juhatus valitakse tähtajatult. Juhatuse liikmed valitakse ja kutsutakse tagasi osanike poolt. Juhatuse liige võib juhatusest tagasi astuda sõltumata põhjusest, teatades sellest osanikele.</text:p>
          </table:table-cell>
          <table:table-cell table:style-name="Table1.A1" office:value-type="string">
            <text:p text:style-name="P12">The management board of the private limited company is elected for an unspecified term. The management board members are elected and removed by the shareholders. A management board member may retire from the management board irrespective of the reason, while informing the shareholders thereof.</text:p>
          </table:table-cell>
        </table:table-row>
        <table:table-row table:style-name="Table1.1">
          <table:table-cell table:style-name="Table1.A1" office:value-type="string">
            <text:p text:style-name="P14">5.5</text:p>
          </table:table-cell>
          <table:table-cell table:style-name="Table1.A1" office:value-type="string">
            <text:p text:style-name="P10">Juhatuse liikmed peavad oma kohustusi täitma korraliku ettevõtja hoolsusega. Juhatuse liikmed, kes on oma kohustuste rikkumisega tekitanud kahju osaühingule, vastutavad tekitatud kahju hüvitamise eest solidaarselt. Juhatuse liige vabaneb vastutusest, kui ta tõendab, et on oma kohustusi täitnud korraliku ettevõtja hoolsusega.</text:p>
          </table:table-cell>
          <table:table-cell table:style-name="Table1.A1" office:value-type="string">
            <text:p text:style-name="P12">The management board members shall perform their duties with due diligence. The management board members who have caused damage to the private limited company by default of their duties, shall be jointly and severally liable for compensating the damage. A management board member is released from liability if they prove that they have performed their duties with due diligence.</text:p>
          </table:table-cell>
        </table:table-row>
        <table:table-row table:style-name="Table1.1">
          <table:table-cell table:style-name="Table1.A1" office:value-type="string">
            <text:p text:style-name="P14">5.6</text:p>
          </table:table-cell>
          <table:table-cell table:style-name="Table1.A1" office:value-type="string">
            <text:p text:style-name="P10">Juhatuse liikmetele makstava tasu suurus ja maksmise kord määratakse osanike otsusega.</text:p>
          </table:table-cell>
          <table:table-cell table:style-name="Table1.A1" office:value-type="string">
            <text:p text:style-name="P12">The amount and procedure for payment of remuneration to the management board members are determined by a resolution of the shareholders.</text:p>
          </table:table-cell>
        </table:table-row>
        <table:table-row table:style-name="Table1.1">
          <table:table-cell table:style-name="Table1.A1" office:value-type="string">
            <text:p text:style-name="P14">5.7</text:p>
          </table:table-cell>
          <table:table-cell table:style-name="Table1.A1" office:value-type="string">
            <text:p text:style-name="P10">Juhatuse liikmed peavad hoidma osaühingu ärisaladust. Juhatuse liikmetele ei kohaldata <text:soft-page-break/>konkurentsikeeldu, kui juhatuse liikme lepingus ei ole sätestatud teisiti.</text:p>
          </table:table-cell>
          <table:table-cell table:style-name="Table1.A1" office:value-type="string">
            <text:p text:style-name="P12">The management board members shall keep the business secret of the private limited company. The prohibition of competition is <text:soft-page-break/>not applied to the management board members, unless otherwise provided in the agreement with the management board member.</text:p>
          </table:table-cell>
        </table:table-row>
        <table:table-row table:style-name="Table1.1">
          <table:table-cell table:style-name="Table1.A1" office:value-type="string">
            <text:p text:style-name="P14">5.8</text:p>
          </table:table-cell>
          <table:table-cell table:style-name="Table1.A1" office:value-type="string">
            <text:p text:style-name="P10">Igal juhatuse liikmel on õigus esindada osaühingut kõigis õigustoimingutes.</text:p>
          </table:table-cell>
          <table:table-cell table:style-name="Table1.A1" office:value-type="string">
            <text:p text:style-name="P12">Every member of the management board has the right to represent the private limited company in all legal acts.</text:p>
          </table:table-cell>
        </table:table-row>
        <table:table-row table:style-name="Table1.1">
          <table:table-cell table:style-name="Table1.A1" office:value-type="string">
            <text:p text:style-name="P14">5.9</text:p>
          </table:table-cell>
          <table:table-cell table:style-name="Table1.A1" office:value-type="string">
            <text:p text:style-name="P10">Kui osaühingu juhtimiseks on vajalik vastu võtta otsus, korraldab juhatus antud teemal osanike otsuse vastuvõtmise ise otsustamise asemel.</text:p>
          </table:table-cell>
          <table:table-cell table:style-name="Table1.A1" office:value-type="string">
            <text:p text:style-name="P12">Where it is necessary to adopt a resolution for the management of the private limited company, the management board shall organise the adoption of the resolution of the shareholders on the given subject, instead of deciding on its own.</text:p>
          </table:table-cell>
        </table:table-row>
        <table:table-row table:style-name="Table1.1">
          <table:table-cell table:style-name="Table1.A1" office:value-type="string">
            <text:p text:style-name="P14">5.10</text:p>
          </table:table-cell>
          <table:table-cell table:style-name="Table1.A1" office:value-type="string">
            <text:p text:style-name="P10">Osanike seaduslike otsuste täitmine on juhatusele kohustuslik.</text:p>
          </table:table-cell>
          <table:table-cell table:style-name="Table1.A1" office:value-type="string">
            <text:p text:style-name="P12">It is mandatory to the management board to adhere to the lawful resolutions of the shareholders.</text:p>
          </table:table-cell>
        </table:table-row>
        <table:table-row table:style-name="Table1.1">
          <table:table-cell table:style-name="Table1.A1" office:value-type="string">
            <text:p text:style-name="P14">5.11</text:p>
          </table:table-cell>
          <table:table-cell table:style-name="Table1.A1" office:value-type="string">
            <text:p text:style-name="P10">Juhatuse täpsema töökorra võib ette näha osanike otsusega.</text:p>
          </table:table-cell>
          <table:table-cell table:style-name="Table1.A1" office:value-type="string">
            <text:p text:style-name="P12">The specific rules of procedure of the management board may be established by a resolution of the shareholders.</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6"/>
          </table:table-cell>
        </table:table-row>
        <table:table-row table:style-name="Table1.1">
          <table:table-cell table:style-name="Table1.A1" office:value-type="string">
            <text:p text:style-name="P13">6</text:p>
          </table:table-cell>
          <table:table-cell table:style-name="Table1.A1" office:value-type="string">
            <text:p text:style-name="P8">OSANIKE OTSUSED</text:p>
          </table:table-cell>
          <table:table-cell table:style-name="Table1.A1" office:value-type="string">
            <text:p text:style-name="P9">RESOLUTIONS OF SHAREHOLDERS</text:p>
          </table:table-cell>
        </table:table-row>
        <table:table-row table:style-name="Table1.1">
          <table:table-cell table:style-name="Table1.A1" office:value-type="string">
            <text:p text:style-name="P14">6.1</text:p>
          </table:table-cell>
          <table:table-cell table:style-name="Table1.A1" office:value-type="string">
            <text:p text:style-name="P10">Osanikud ja juhatus hoiduvad osanike koosoleku kokkukutsumisest. Osanike otsuseid võetakse üldjuhul vastu osanike koosolekut kokku kutsumata. </text:p>
          </table:table-cell>
          <table:table-cell table:style-name="Table1.A1" office:value-type="string">
            <text:p text:style-name="P12">The shareholders and the management board shall refrain from convening a meeting of shareholders. As a rule, the resolutions of the shareholders are adopted without convening a meeting of shareholders.</text:p>
          </table:table-cell>
        </table:table-row>
        <table:table-row table:style-name="Table1.1">
          <table:table-cell table:style-name="Table1.A1" office:value-type="string">
            <text:p text:style-name="P14">6.2</text:p>
          </table:table-cell>
          <table:table-cell table:style-name="Table1.A1" office:value-type="string">
            <text:p text:style-name="P10">Kui osanike koosoleku kokkukutsumise kohustus tuleneb seadusest, siis on lubatud elektrooniline osalemine osanike koosolekul. Elektroonilise osalemise täpsema korra kehtestab juhatus. Osanike koosoleku teade saadetakse vähemalt 7 kalendripäeva enne osanike koosolekut osanike nimekirja kantud elektronposti aadressile seaduses sätestatud kujul.</text:p>
          </table:table-cell>
          <table:table-cell table:style-name="Table1.A1" office:value-type="string">
            <text:p text:style-name="P12">Where the obligation to convene a meeting of shareholders derives from law, it is permitted to participate in the meeting of shareholders by electronic means. The specific procedure for participation by electronic means is established by the management board. A notice of a meeting of shareholders shall be sent at least 7 calendar days before the meeting to the e-mail address entered in the list of shareholders in the form provided by law. </text:p>
          </table:table-cell>
        </table:table-row>
        <table:table-row table:style-name="Table1.1">
          <table:table-cell table:style-name="Table1.A1" office:value-type="string">
            <text:p text:style-name="P14">6.3</text:p>
          </table:table-cell>
          <table:table-cell table:style-name="Table1.A1" office:value-type="string">
            <text:p text:style-name="P10">Juhatus korraldab osanike otsuse vastuvõtmise iga kord, kui:</text:p>
          </table:table-cell>
          <table:table-cell table:style-name="Table1.A1" office:value-type="string">
            <text:p text:style-name="P12">The management board shall organise the adoption of a resolution of shareholders whenever:</text:p>
          </table:table-cell>
        </table:table-row>
        <table:table-row table:style-name="Table1.1">
          <table:table-cell table:style-name="Table1.A1" office:value-type="string">
            <text:p text:style-name="P14">6.3.1</text:p>
          </table:table-cell>
          <table:table-cell table:style-name="Table1.A1" office:value-type="string">
            <text:p text:style-name="P2">seadusest või põhikirjast tulenevalt on vaja mingis küsimuses osanike otsust;</text:p>
          </table:table-cell>
          <table:table-cell table:style-name="Table1.A1" office:value-type="string">
            <text:p text:style-name="P3">the resolution of the shareholders regarding any issue is necessary pursuant to law or the articles of association; <text:s/></text:p>
          </table:table-cell>
        </table:table-row>
        <table:table-row table:style-name="Table1.1">
          <table:table-cell table:style-name="Table1.A1" office:value-type="string">
            <text:p text:style-name="P14">6.3.2</text:p>
          </table:table-cell>
          <table:table-cell table:style-name="Table1.A1" office:value-type="string">
            <text:p text:style-name="P2">vajalik on teha osaühingu juhtimist puudutav otsus;</text:p>
          </table:table-cell>
          <table:table-cell table:style-name="Table1.A1" office:value-type="string">
            <text:p text:style-name="P3">it is necessary to adopt a resolution regarding the management of the private limited company;</text:p>
          </table:table-cell>
        </table:table-row>
        <table:table-row table:style-name="Table1.1">
          <table:table-cell table:style-name="Table1.A1" office:value-type="string">
            <text:p text:style-name="P14">6.3.3</text:p>
          </table:table-cell>
          <table:table-cell table:style-name="Table1.A1" office:value-type="string">
            <text:p text:style-name="P2">Toetaja teeb ettepaneku osanike otsuse vastu võtmiseks.</text:p>
          </table:table-cell>
          <table:table-cell table:style-name="Table1.A1" office:value-type="string">
            <text:p text:style-name="P3">a Contributor makes a proposal for the adoption of a resolution of the <text:soft-page-break/>shareholders.</text:p>
          </table:table-cell>
        </table:table-row>
        <table:table-row table:style-name="Table1.1">
          <table:table-cell table:style-name="Table1.A1" office:value-type="string">
            <text:p text:style-name="P14">6.4</text:p>
          </table:table-cell>
          <table:table-cell table:style-name="Table1.A1" office:value-type="string">
            <text:p text:style-name="P10">Juhatus saadab osanike otsuse eelnõu kõigile osanikele osanike nimekirja kantud elektronposti aadressile, määrates tähtaja, mille jooksul osanik peab esitama eelnõu kohta oma seisukoha kirjalikku taasesitamist võimaldavas vormis juhatuse poolt saadetud teates näidatud online rakenduse vahendusel. Kui osanik ei esita oma seisukohta määratud viisil teates nimetatud tähtaja jooksul, loetakse, et ta hääletab osanike otsuse vastu.</text:p>
          </table:table-cell>
          <table:table-cell table:style-name="Table1.A1" office:value-type="string">
            <text:p text:style-name="P12">The management board shall send a draft resolution of the shareholders to all the shareholders to their e-mail address entered in the list of shareholders, setting a term within which a shareholder shall submit their position concerning the draft in a format which can be reproduced in writing via the online application indicated in the notice sent by the management board. Should a shareholder not submit their position in said manner within the term specified in the notice, they shall be deemed to vote against the resolution of the shareholders.</text:p>
          </table:table-cell>
        </table:table-row>
        <table:table-row table:style-name="Table1.1">
          <table:table-cell table:style-name="Table1.A1" office:value-type="string">
            <text:p text:style-name="P14">6.5</text:p>
          </table:table-cell>
          <table:table-cell table:style-name="Table1.A1" office:value-type="string">
            <text:p text:style-name="P10">Osanike otsuste vastuvõtmisel lähtutakse järgmistest tähtaegadest:</text:p>
          </table:table-cell>
          <table:table-cell table:style-name="Table1.A1" office:value-type="string">
            <text:p text:style-name="P12">The following time limits shall be observed upon adoption of the resolutions of the shareholders:</text:p>
          </table:table-cell>
        </table:table-row>
        <table:table-row table:style-name="Table1.1">
          <table:table-cell table:style-name="Table1.A1" office:value-type="string">
            <text:p text:style-name="P14">6.5.1</text:p>
          </table:table-cell>
          <table:table-cell table:style-name="Table1.A1" office:value-type="string">
            <text:p text:style-name="P2">Fundamentaalsete küsimuste (põhikirja muutmine; osakapitali suurendamine ja vähendamine; juhatuse liikmete valimine ja tagasikutsumine; majandusaasta aruande kinnitamine ja kasumi jaotamine; osa jagamine; audiitori valimine; erikontrolli määramine; prokuristi nimetamine ja tagasikutsumine; juhatuse liikmega tehingu tegemise otsustamine, tehingu tingimuste määramine, õigusvaidluse pidamise otsustamine ning selles tehingus või vaidluses osaühingu esindaja määramine; osaühingu lõpetamise, ühinemise, jagunemise ja ümberkujundamise otsustamine; Toetaja Investoriks muutmine; tokenite asendamine; osanike otsuste vastuvõtmise online rakenduse asendamine; muud osaühingu toimimist ja osanike otsuste vastuvõtmist fundamentaalselt mõjutavad küsimused) otsuste eelnõud edastatakse osanikele vähemalt 14 kalendripäeva ette ning osanikel on 6 kalendripäeva oma seisukoha esitamiseks.</text:p>
          </table:table-cell>
          <table:table-cell table:style-name="Table1.A1" office:value-type="string">
            <text:p text:style-name="P4"><text:span text:style-name="T7">Draft resolutions concerning fundamental issues (amendments to the articles of association; increasing and reducing the share capital; election and removal of management board members; approval of an annual report and distribution of profit; division of a share; election of an auditor; designation of special audit; appointment and removal of a procurator; deciding on entry into a transaction with a management board member, determination of the terms of such transaction, deciding on the conduct of a legal dispute with a management board member and appointment of the representative of the private limited company in such transaction or dispute; deciding on the dissolution, merger, division and transformation of the private limited company; changing a Contributor into an Investor; replacement of tokens; replacement of the online application for adoption of the resolutions of shareholders; other issues which fundamentally affect the operation of the private limited company and adoption of the resolutions of the shareholders) shall </text:span><text:soft-page-break/><text:span text:style-name="T7">be sent to the shareholders at least 14 calendar days in advance, and the shareholders shall have 6 calendar days to submit their positions.</text:span></text:p>
          </table:table-cell>
        </table:table-row>
        <table:table-row table:style-name="Table1.1">
          <table:table-cell table:style-name="Table1.A1" office:value-type="string">
            <text:p text:style-name="P14">6.5.2</text:p>
          </table:table-cell>
          <table:table-cell table:style-name="Table1.A1" office:value-type="string">
            <text:p text:style-name="P2">Oluliste küsimuste (igapäevasest majandustegevusest väljuvad otsused, sh töötajate palkamine ja koguväärtusega üle 10 000 euro tehingute tegemine, ning juhatuse liikmele makstava tasu suuruse määramine, osanikelt tagatiseks võetud tokenite võõrandamise otsustamine, muud osaühingu toimimist ja osanike otsuste vastuvõtmist olulisel määral mõjutavad küsimused) otsuste eelnõud edastatakse osanikele vähemalt 6 kalendripäeva ette ning osanikel on 4 kalendripäeva oma seisukoha esitamiseks.</text:p>
          </table:table-cell>
          <table:table-cell table:style-name="Table1.A1" office:value-type="string">
            <text:p text:style-name="P3">Draft resolutions concerning significant issues (resolutions beyond the everyday economic activities, including hiring of employees and entry into transactions with the total value of over 10,000 euros, and determining the amount of the remuneration payable to a management board member, deciding on the disposal of tokens received as collateral from shareholders, other issues that significantly affect the operation of the private limited company and adoption of the resolutions of the shareholders) shall be sent to the shareholders at least 6 calendar days in advance, and the shareholders shall have 4 calendar days to submit their positions.</text:p>
          </table:table-cell>
        </table:table-row>
        <table:table-row table:style-name="Table1.1">
          <table:table-cell table:style-name="Table1.A1" office:value-type="string">
            <text:p text:style-name="P14">6.5.3</text:p>
          </table:table-cell>
          <table:table-cell table:style-name="Table1.A1" office:value-type="string">
            <text:p text:style-name="P2">Kõigi muude küsimuste (näiteks rutiinsed otsused, sh Toetajatele nende ajalise panuse eest tokenite väljastamine, osanike vahelises lepingus kokkulepitud tingimustel osanikule laenu andmine) otsuste eelnõud edastatakse osanikele vähemalt 3 kalendripäeva ette ning osanikel on 2 kalendripäeva oma seisukoha esitamiseks. Nimetatud eelnõud võib sõnastada negatiivselt, see tähendab, osanikud otsustavad otsuses toodud lahenduse vetostamise üle.</text:p>
          </table:table-cell>
          <table:table-cell table:style-name="Table1.A1" office:value-type="string">
            <text:p text:style-name="P3">Draft resolutions concerning any other issues (e.g. routine resolutions, including issue of tokens to the Contributors for their contribution of time, grant of loans to a shareholder on the terms agreed upon in the shareholders’ agreement) shall be sent to the shareholders at least 3 calendar days in advance and the shareholders shall have 2 calendar days to submit their positions. The aforesaid drafts may be submitted in a negative manner, i.e. the shareholders shall decide on vetoing the solution set out in the resolution.</text:p>
          </table:table-cell>
        </table:table-row>
        <table:table-row table:style-name="Table1.1">
          <table:table-cell table:style-name="Table1.A1" office:value-type="string">
            <text:p text:style-name="P14">6.6</text:p>
          </table:table-cell>
          <table:table-cell table:style-name="Table1.A1" office:value-type="string">
            <text:p text:style-name="P10">Toetaja võib volitada teist Toetajat hääletama enda eest osanike koosolekul ja osanike otsuste vastuvõtmisel koosolekut kokku kutsumata. Volitus kehtib ainult juhul, kui see on osaühingule teatavaks tehtud enne osanike koosoleku toimumise või osanike koosolekut kokku kutsumata tehtava otsuse teate saatmist osaühingu poolt määratud online rakenduse <text:soft-page-break/>vahendusel. Kui volitaja siiski otsustab kasutada oma õigust hääletada, siis antud hääletusel ei võeta volitatu tegevust arvesse.</text:p>
          </table:table-cell>
          <table:table-cell table:style-name="Table1.A1" office:value-type="string">
            <text:p text:style-name="P12">A Contributor may authorise another Contributor to vote on their behalf at a meeting of shareholders and upon adoption of the resolutions of shareholders without convening a meeting. The authorisation shall be valid only in case it is communicated to the private limited company before the notice of a meeting of shareholders or the notice concerning the resolution to be adopted without convening <text:soft-page-break/>a meeting of shareholders is sent via the online application determined by the private limited company. Should the principal still decide to exercise the right to vote, the activities of the representative shall not be taken into account upon voting.</text:p>
          </table:table-cell>
        </table:table-row>
        <table:table-row table:style-name="Table1.1">
          <table:table-cell table:style-name="Table1.A1" office:value-type="string">
            <text:p text:style-name="P14">6.7</text:p>
          </table:table-cell>
          <table:table-cell table:style-name="Table1.A1" office:value-type="string">
            <text:p text:style-name="P10">Osanik ei või hääletada, kui otsustatakse tema vabastamist kohustusest või vastutusest, nõusoleku andmist osanikule tema osa võõrandamiseks, osaniku ja osaühingu vahel väljaspool igapäevast majandustegevust tehtava tehingu tegemist või osanikuga õigusvaidluse pidamist ning selles tehingus või õigusvaidluses osaühingu esindaja määramist või küsimusi, mis puudutavad selle kontrollimist või hindamist, milline on osaniku või tema esindaja tegevus juhatuse liikmena. Esindatuse määramisel selle osaniku hääli ei arvestata. Osanik võib hääletada enda valimisel juhatuse liikmeks, ametiaja pikendamisel ja tagasikutsumisel.</text:p>
          </table:table-cell>
          <table:table-cell table:style-name="Table1.A1" office:value-type="string">
            <text:p text:style-name="P12">A shareholder shall not vote if release of the shareholder from obligations or liability, granting a consent to the shareholder for transferring their share, entry into a transaction beyond everyday economic activities between the shareholder and the private limited company or conduct of a legal dispute with the shareholder and appointment of the representative of the private limited company in such transaction or legal dispute, or any issues concerning verification or assessment of the activities of the shareholder or their representative as a management board member are being decided. The votes of the shareholder shall not be taken into account for the purpose of determining a quorum. A shareholder may vote upon election of the shareholder as a management board member, extension of their term of authority or their removal from office.</text:p>
          </table:table-cell>
        </table:table-row>
        <table:table-row table:style-name="Table1.1">
          <table:table-cell table:style-name="Table1.A1" office:value-type="string">
            <text:p text:style-name="P14">6.8</text:p>
          </table:table-cell>
          <table:table-cell table:style-name="Table1.A1" office:value-type="string">
            <text:p text:style-name="P10">Osanike koosolekul on otsus vastu võetud seaduses sätestatud tingimustel, lähtudes põhikirja järgmisest punktist.</text:p>
          </table:table-cell>
          <table:table-cell table:style-name="Table1.A1" office:value-type="string">
            <text:p text:style-name="P12">A resolution is adopted at a meeting of shareholders on the terms provided by law, based on the following article of the articles of association.</text:p>
          </table:table-cell>
        </table:table-row>
        <table:table-row table:style-name="Table1.1">
          <table:table-cell table:style-name="Table1.A1" office:value-type="string">
            <text:p text:style-name="P14">6.9</text:p>
          </table:table-cell>
          <table:table-cell table:style-name="Table1.A1" office:value-type="string">
            <text:p text:style-name="P10">Osanike koosolekut kokku kutsumata on osanike otsus vastu võetud, arvestades osanike eriõigusi,:</text:p>
          </table:table-cell>
          <table:table-cell table:style-name="Table1.A1" office:value-type="string">
            <text:p text:style-name="P12">Where no meeting of shareholders is convened, a resolution of the shareholders is adopted, taking into account the special rights of shareholders:</text:p>
          </table:table-cell>
        </table:table-row>
        <table:table-row table:style-name="Table1.1">
          <table:table-cell table:style-name="Table1.A1" office:value-type="string">
            <text:p text:style-name="P14">6.9.1</text:p>
          </table:table-cell>
          <table:table-cell table:style-name="Table1.A1" office:value-type="string">
            <text:p text:style-name="P2">põhikirja muutmiseks, kui selle poolt on antud vähemalt 2/3 kõigist osanike häältest.</text:p>
          </table:table-cell>
          <table:table-cell table:style-name="Table1.A1" office:value-type="string">
            <text:p text:style-name="P3">to amend the articles of association, if at least 2/3 of all votes of shareholders are in favour thereof.</text:p>
          </table:table-cell>
        </table:table-row>
        <table:table-row table:style-name="Table1.1">
          <table:table-cell table:style-name="Table1.A1" office:value-type="string">
            <text:p text:style-name="P14">6.9.2</text:p>
          </table:table-cell>
          <table:table-cell table:style-name="Table1.A1" office:value-type="string">
            <text:p text:style-name="P2">osakapitali suurendamiseks, kui selle poolt on antud vähemalt 2/3 kõigist osanike häältest. </text:p>
          </table:table-cell>
          <table:table-cell table:style-name="Table1.A1" office:value-type="string">
            <text:p text:style-name="P3">to increase of the share capital, if at least 2/3 of all votes of shareholders are in favour thereof.</text:p>
          </table:table-cell>
        </table:table-row>
        <table:table-row table:style-name="Table1.1">
          <table:table-cell table:style-name="Table1.A1" office:value-type="string">
            <text:p text:style-name="P14">6.9.3</text:p>
          </table:table-cell>
          <table:table-cell table:style-name="Table1.A1" office:value-type="string">
            <text:p text:style-name="P2">osakapitali suurendamisel osanike osade märkimise eesõiguse välistamiseks, kui selle poolt on antud vähemalt 3/4 kõigist osanike häältest.</text:p>
          </table:table-cell>
          <table:table-cell table:style-name="Table1.A1" office:value-type="string">
            <text:p text:style-name="P3">to preclude the pre-emptive right of shareholders to subscribe for new shares upon an increase of the share capital, if at least 3/4 of all votes of shareholders are in favour thereof</text:p>
          </table:table-cell>
        </table:table-row>
        <table:table-row table:style-name="Table1.1">
          <table:table-cell table:style-name="Table1.A1" office:value-type="string">
            <text:p text:style-name="P14">6.9.4</text:p>
          </table:table-cell>
          <table:table-cell table:style-name="Table1.A1" office:value-type="string">
            <text:p text:style-name="P2">osakapitali vähendamiseks, kui selle poolt on antud vähemalt 2/3 kõigist osanike häältest.</text:p>
          </table:table-cell>
          <table:table-cell table:style-name="Table1.A1" office:value-type="string">
            <text:p text:style-name="P3">to reduce the share capital, if at least 2/3 of all votes of shareholders are in favour thereof.</text:p>
          </table:table-cell>
        </table:table-row>
        <table:table-row table:style-name="Table1.1">
          <table:table-cell table:style-name="Table1.A1" office:value-type="string">
            <text:p text:style-name="P14">6.9.5</text:p>
          </table:table-cell>
          <table:table-cell table:style-name="Table1.A1" office:value-type="string">
            <text:p text:style-name="P2">osaühingu lõpetamiseks, kui <text:soft-page-break/>selle poolt on antud vähemalt 2/3 kõigist osanike häältest.</text:p>
          </table:table-cell>
          <table:table-cell table:style-name="Table1.A1" office:value-type="string">
            <text:p text:style-name="P3">to dissolve the private limited <text:soft-page-break/>company, if at least 2/3 of all votes of shareholders are in favour thereof.</text:p>
          </table:table-cell>
        </table:table-row>
        <table:table-row table:style-name="Table1.1">
          <table:table-cell table:style-name="Table1.A1" office:value-type="string">
            <text:p text:style-name="P14">6.9.6</text:p>
          </table:table-cell>
          <table:table-cell table:style-name="Table1.A1" office:value-type="string">
            <text:p text:style-name="P2">kõigis muudes küsimustes, kui selle poolt on antud vähemalt 51% kõigist osanike häältest.</text:p>
          </table:table-cell>
          <table:table-cell table:style-name="Table1.A1" office:value-type="string">
            <text:p text:style-name="P3">to decide on any other issues, if at least 51% of all votes of shareholders are in favour thereof.</text:p>
          </table:table-cell>
        </table:table-row>
        <table:table-row table:style-name="Table1.1">
          <table:table-cell table:style-name="Table1.A1" office:value-type="string">
            <text:p text:style-name="P14">6.10</text:p>
          </table:table-cell>
          <table:table-cell table:style-name="Table1.A1" office:value-type="string">
            <text:p text:style-name="P10">Osanik vastutab osanikuna osaühingule, teisele osanikule või kolmandale isikule süüliselt tekitatud kahju eest. Osanik ei vastuta tekitatud kahju eest, kui ta ei ole võtnud osa kahju tekitamise aluseks olnud otsuse vastuvõtmisest või kui ta hääletas otsuse vastu.</text:p>
          </table:table-cell>
          <table:table-cell table:style-name="Table1.A1" office:value-type="string">
            <text:p text:style-name="P12">A shareholder shall be liable for the damage wrongfully caused by them as a shareholder to the private limited company, another shareholder or a third person. The shareholder shall not be liable for damage if they have not participated in the adoption of the resolution which caused the damage or if they voted against such resolution.</text:p>
          </table:table-cell>
        </table:table-row>
        <table:table-row table:style-name="Table1.1">
          <table:table-cell table:style-name="Table1.A1" office:value-type="string">
            <text:p text:style-name="P14">6.11</text:p>
          </table:table-cell>
          <table:table-cell table:style-name="Table1.A1" office:value-type="string">
            <text:p text:style-name="P10">Hääletustulemuste kohta koostab juhatus hääletusprotokolli ja saadab selle viivitamata osanikele osanike nimekirja kantud elektronposti aadressile ning vajadusel lisaks äriregistrile.</text:p>
          </table:table-cell>
          <table:table-cell table:style-name="Table1.A1" office:value-type="string">
            <text:p text:style-name="P12">The management board shall prepare a record of voting results and send it immediately to the shareholders to their e-mail addresses entered in the list of shareholders, and where necessary, also to the commercial register.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6"/>
          </table:table-cell>
        </table:table-row>
        <table:table-row table:style-name="Table1.1">
          <table:table-cell table:style-name="Table1.A1" office:value-type="string">
            <text:p text:style-name="P13">7</text:p>
          </table:table-cell>
          <table:table-cell table:style-name="Table1.A1" office:value-type="string">
            <text:p text:style-name="P8">KASUMI JAOTAMINE</text:p>
          </table:table-cell>
          <table:table-cell table:style-name="Table1.A1" office:value-type="string">
            <text:p text:style-name="P11">DISTRIBUTION OF PROFIT</text:p>
          </table:table-cell>
        </table:table-row>
        <table:table-row table:style-name="Table1.1">
          <table:table-cell table:style-name="Table1.A1" office:value-type="string">
            <text:p text:style-name="P14">7.1</text:p>
          </table:table-cell>
          <table:table-cell table:style-name="Table1.A1" office:value-type="string">
            <text:p text:style-name="P10">Pärast majandusaasta lõppu koostab juhatus majandusaasta aruande ja esitab selle koos kasumi jaotamise ettepanekuga osanikele. Majandusaasta aruandele lisatakse vandeaudiitori aruanne.</text:p>
          </table:table-cell>
          <table:table-cell table:style-name="Table1.A1" office:value-type="string">
            <text:p text:style-name="P12">The management board shall prepare the annual report and send it to the shareholders together with a profit distribution proposal after the end of a financial year. The report of a sworn auditor shall be added to the annual report.</text:p>
          </table:table-cell>
        </table:table-row>
        <table:table-row table:style-name="Table1.1">
          <table:table-cell table:style-name="Table1.A1" office:value-type="string">
            <text:p text:style-name="P14">7.2</text:p>
          </table:table-cell>
          <table:table-cell table:style-name="Table1.A1" office:value-type="string">
            <text:p text:style-name="P10">Juhatus esitab osanike otsusega kinnitatud majandusaasta aruande koos kasumi jaotamise ettepanekuga äriregistrile kuue kuu jooksul arvates majandusaasta lõppemisest.</text:p>
          </table:table-cell>
          <table:table-cell table:style-name="Table1.A1" office:value-type="string">
            <text:p text:style-name="P12">The management board shall submit the annual report with the profit distribution proposal, approved by a resolution of the shareholders, to the commercial register within six months after the end of a financial year.</text:p>
          </table:table-cell>
        </table:table-row>
        <table:table-row table:style-name="Table1.1">
          <table:table-cell table:style-name="Table1.A1" office:value-type="string">
            <text:p text:style-name="P14">7.3</text:p>
          </table:table-cell>
          <table:table-cell table:style-name="Table1.A1" office:value-type="string">
            <text:p text:style-name="P10">Osanikele võib teha väljamakseid puhaskasumist või eelmiste majandusaastate jaotamata kasumist, millest on maha arvatud eelmiste aastate katmata kahjum, kinnitatud majandusaasta aruande alusel ning arvestades Usaldusväärsuse Reservi kohta põhikirjas sätestatut.</text:p>
          </table:table-cell>
          <table:table-cell table:style-name="Table1.A1" office:value-type="string">
            <text:p text:style-name="P12">Dividends may be paid to the shareholders from net profit or from retained profit from which losses from previous years have been deducted, on the basis of the approved annual report, and taking into account the provisions of the articles of association concerning the Trustworthiness Reserve.</text:p>
          </table:table-cell>
        </table:table-row>
        <table:table-row table:style-name="Table1.1">
          <table:table-cell table:style-name="Table1.A1" office:value-type="string">
            <text:p text:style-name="P14">7.4</text:p>
          </table:table-cell>
          <table:table-cell table:style-name="Table1.A1" office:value-type="string">
            <text:p text:style-name="P10">Enne osanikele puhaskasumist väljamaksete tegemist, tuleb igal majandusaastal Usaldusväärsuse Reservi kanda vähemalt 7/10 puhaskasumist, millest on maha arvatud eelmiste aastate katmata kahjum. Kui Usaldusväärsuse reserv saavutab põhikirjas ettenähtud suuruse, lõpetatakse Usaldusväärsuse <text:soft-page-break/>reservi suurendamine puhaskasumi arvelt. Usaldusväärsuse reservi suurus on võrdne majandusaasta viimase päeva seisuga väljastatud 3/10 tokenite arvuga eurodes, jättes arvestamata tokenid, mis on osaühingu valduses.</text:p>
          </table:table-cell>
          <table:table-cell table:style-name="Table1.A1" office:value-type="string">
            <text:p text:style-name="P12">Before payment of dividends to the shareholders from net profit, at least 7/10 of the net profit from which losses from previous years have been deducted shall be transferred to the Trustworthiness Reserve every financial year. When the Trustworthiness Reserve reaches the amount prescribed in the articles of <text:soft-page-break/>association, the increase of the Trustworthiness Reserve on the account of net profit shall be terminated. The amount of the Trustworthiness Reserve shall be equal to the number of 3/10 tokens in euros, issued as at the last day of a financial year, without taking into account the tokens which are in the possession of the private limited company.</text:p>
          </table:table-cell>
        </table:table-row>
        <table:table-row table:style-name="Table1.1">
          <table:table-cell table:style-name="Table1.A1" office:value-type="string">
            <text:p text:style-name="P14">7.5</text:p>
          </table:table-cell>
          <table:table-cell table:style-name="Table1.A1" office:value-type="string">
            <text:p text:style-name="P10">Kasumi jaotamisel tehakse osanikule väljamakse virtuaalvääringus.</text:p>
          </table:table-cell>
          <table:table-cell table:style-name="Table1.A1" office:value-type="string">
            <text:p text:style-name="P12">Disbursements upon distribution of profit shall be made to the shareholders in virtual currencies.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6"/>
          </table:table-cell>
        </table:table-row>
        <table:table-row table:style-name="Table1.1">
          <table:table-cell table:style-name="Table1.A1" office:value-type="string">
            <text:p text:style-name="P13">8</text:p>
          </table:table-cell>
          <table:table-cell table:style-name="Table1.A1" office:value-type="string">
            <text:p text:style-name="P8">LÕPPSÄTTED</text:p>
          </table:table-cell>
          <table:table-cell table:style-name="Table1.A1" office:value-type="string">
            <text:p text:style-name="P11">FINAL PROVISIONS</text:p>
          </table:table-cell>
        </table:table-row>
        <table:table-row table:style-name="Table1.1">
          <table:table-cell table:style-name="Table1.A1" office:value-type="string">
            <text:p text:style-name="P14">8.1</text:p>
          </table:table-cell>
          <table:table-cell table:style-name="Table1.A1" office:value-type="string">
            <text:p text:style-name="P10">Põhikirja tõlgendamisel lähtutakse osanike vahelisest lepingust, millega on kohustus liituda kõigil isikutel osanikuks saamise hetkel. Samuti muudest võimalikest osanike vahelistest või osanike ja osaühingu vahelistest asjakohastest lepingutest (nt optsiooniprogramm).</text:p>
          </table:table-cell>
          <table:table-cell table:style-name="Table1.A1" office:value-type="string">
            <text:p text:style-name="P12">The articles of association shall be interpreted on the basis of the shareholders’ agreement, to which all persons must accede at the moment they become shareholders, as well as any other relevant agreements among the shareholders, or between the shareholders and the private limited company (e.g. the option programme). </text:p>
          </table:table-cell>
        </table:table-row>
        <table:table-row table:style-name="Table1.1">
          <table:table-cell table:style-name="Table1.A1" office:value-type="string">
            <text:p text:style-name="P14">8.2</text:p>
          </table:table-cell>
          <table:table-cell table:style-name="Table1.A1" office:value-type="string">
            <text:p text:style-name="P10">Põhikirjas reguleerimata küsimustes lähtutakse Eesti seadustest ja muudest õigusaktidest.</text:p>
          </table:table-cell>
          <table:table-cell table:style-name="Table1.A1" office:value-type="string">
            <text:p text:style-name="P12">Any issues not regulated in the articles of association shall be governed by the laws and regulations of Estonia.</text:p>
          </table:table-cell>
        </table:table-row>
        <table:table-row table:style-name="Table1.1">
          <table:table-cell table:style-name="Table1.A1" office:value-type="string">
            <text:p text:style-name="P14">8.3</text:p>
          </table:table-cell>
          <table:table-cell table:style-name="Table1.A1" office:value-type="string">
            <text:p text:style-name="P10">Kui põhikirja säte on vastuolus seaduses sätestatuga, kohaldatakse seaduses sätestatut.</text:p>
          </table:table-cell>
          <table:table-cell table:style-name="Table1.A1" office:value-type="string">
            <text:p text:style-name="P12">Where a provision of the articles of association is in conflict with the provisions of law, the provisions of law shall prevail.</text:p>
          </table:table-cell>
        </table:table-row>
        <table:table-row table:style-name="Table1.1">
          <table:table-cell table:style-name="Table1.A1" office:value-type="string">
            <text:p text:style-name="P14">8.4</text:p>
          </table:table-cell>
          <table:table-cell table:style-name="Table1.A1" office:value-type="string">
            <text:p text:style-name="P10">Vaidluste korral on osanikul õigus pöörduda Eesti kohtusse (Harju Maakohus).</text:p>
          </table:table-cell>
          <table:table-cell table:style-name="Table1.A1" office:value-type="string">
            <text:p text:style-name="P12">In case of a dispute, a shareholder has the right of recourse to the courts of Estonia (Harju District Court).</text:p>
          </table:table-cell>
        </table:table-row>
      </table:table>
      <text:p text:style-name="P1"/>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t" fo:country="E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t" fo:country="E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vision" style:family="paragraph" style:default-outline-level="">
      <style:paragraph-properties fo:margin-top="0in" fo:margin-bottom="0in" style:contextual-spacing="false" fo:line-height="100%" fo:text-align="start" style:justify-single-word="false" fo:orphans="2" fo:widows="2" style:writing-mode="lr-tb"/>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blicity</meta:initial-creator>
    <dc:creator>Oblicity</dc:creator>
    <meta:editing-cycles>3</meta:editing-cycles>
    <meta:creation-date>2021-12-17T12:28:00</meta:creation-date>
    <dc:date>2021-12-17T12:29:00</dc:date>
    <meta:editing-duration>PT1M</meta:editing-duration>
    <meta:generator>LibreOffice/7.1.7.2$Linux_X86_64 LibreOffice_project/10$Build-2</meta:generator>
    <meta:document-statistic meta:table-count="1" meta:image-count="0" meta:object-count="0" meta:page-count="12" meta:paragraph-count="284" meta:word-count="5269" meta:character-count="36376" meta:non-whitespace-character-count="31375"/>
    <meta:user-defined meta:name="AppVersion">16.0000</meta:user-defined>
    <meta:template xlink:type="simple" xlink:actuate="onRequest" xlink:title="Normal" xlink:href=""/>
  </office:meta>
</office:document-meta>
</file>